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184c" officeooo:paragraph-rsid="0010184c"/>
    </style:style>
    <style:style style:name="P2" style:family="paragraph" style:parent-style-name="Text_20_body">
      <style:text-properties officeooo:rsid="0010184c" officeooo:paragraph-rsid="0010283a"/>
    </style:style>
    <style:style style:name="P3" style:family="paragraph" style:parent-style-name="Text_20_body">
      <style:text-properties officeooo:rsid="0010283a" officeooo:paragraph-rsid="0010283a"/>
    </style:style>
    <style:style style:name="P4" style:family="paragraph" style:parent-style-name="Text_20_body">
      <style:text-properties officeooo:rsid="0010283a" officeooo:paragraph-rsid="00108b90"/>
    </style:style>
    <style:style style:name="P5" style:family="paragraph" style:parent-style-name="Text_20_body">
      <style:text-properties fo:font-weight="bold" officeooo:rsid="0010184c" officeooo:paragraph-rsid="0010184c" style:font-weight-asian="bold" style:font-weight-complex="bold"/>
    </style:style>
    <style:style style:name="P6" style:family="paragraph" style:parent-style-name="Text_20_body">
      <style:text-properties officeooo:rsid="00108b90" officeooo:paragraph-rsid="00108b90"/>
    </style:style>
    <style:style style:name="P7" style:family="paragraph" style:parent-style-name="Text_20_body">
      <style:text-properties officeooo:rsid="0012785b" officeooo:paragraph-rsid="0012785b"/>
    </style:style>
    <style:style style:name="P8" style:family="paragraph" style:parent-style-name="Title">
      <style:text-properties officeooo:rsid="0010184c" officeooo:paragraph-rsid="0010184c"/>
    </style:style>
    <style:style style:name="T1" style:family="text">
      <style:text-properties officeooo:rsid="001028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8b90"/>
    </style:style>
    <style:style style:name="T4" style:family="text">
      <style:text-properties officeooo:rsid="0012785b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0283a" fo:background-color="#ffff00" loext:char-shading-value="0"/>
    </style:style>
    <style:style style:name="T7" style:family="text">
      <style:text-properties officeooo:rsid="0010283a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2785b" fo:background-color="#ffff00" loext:char-shading-value="0"/>
    </style:style>
    <style:style style:name="T10" style:family="text">
      <style:text-properties officeooo:rsid="0012785b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actics arena</text:p>
      <text:p text:style-name="P1"/>
      <text:p text:style-name="P5">Fiche du jeu :</text:p>
      <text:p text:style-name="P1"><text:span text:style-name="T2">Nom</text:span> : La guerre du Graal</text:p>
      <text:p text:style-name="P1"><text:span text:style-name="T2">Règle du jeu </text:span>: 2 équipes composées de différents personnages combattent <text:span text:style-name="T1">(le nombre de personnages est limité par le nombre de </text:span><text:span text:style-name="T7">points d’équipe</text:span><text:span text:style-name="T1"> défini dans les règles)</text:span>. Chaque joueur place ses personnages en début de partie <text:span text:style-name="T1">de son coté de la</text:span><text:span text:style-name="T7"> map</text:span>. Les joueurs jouent un par un, choisissent une <text:span text:style-name="T1">ou plusieurs </text:span>action<text:span text:style-name="T1">s</text:span> parmi :</text:p>
      <text:p text:style-name="P1"><text:tab/> <text:span text:style-name="T8">se déplacer</text:span></text:p>
      <text:p text:style-name="P2"><text:s/><text:tab/><text:span text:style-name="T8">attaque</text:span></text:p>
      <text:p text:style-name="P6"><text:tab/><text:span text:style-name="T8">fin de tour</text:span></text:p>
      <text:p text:style-name="P2"><text:tab/><text:span text:style-name="T8">(compétence) </text:span></text:p>
      <text:p text:style-name="P3">Pour un total de <text:span text:style-name="T8">point d’action</text:span> défini à l’avance. <text:span text:style-name="T3">Chaque personnage gagne un nombre de point d’action pour chaque tour</text:span></text:p>
      <text:p text:style-name="P3">La partie se termine lorsque l’une des équipes est éliminée(tous les personnages sont morts).</text:p>
      <text:p text:style-name="P3">Le scénario et les personnage se basent sur l’anime <text:s/>et le jeu Fate stay night.</text:p>
      <text:p text:style-name="P6">Mode d’interaction :</text:p>
      <text:p text:style-name="P6">Chaque joueur joue à son tour.<text:span text:style-name="T4">Pendant son tour chaque joueur </text:span><text:span text:style-name="T8">choisis son personnage </text:span><text:span text:style-name="T10">et les actions à effectuer.</text:span></text:p>
      <text:p text:style-name="P7">Dans un premier temps tout se passera dans un terminal. Des évolutions futures (interface graphique, musique).</text:p>
      <text:p text:style-name="P5">Etape de dev :</text:p>
      <text:p text:style-name="P1">1) combat 1v1</text:p>
      <text:p text:style-name="P1">-<text:span text:style-name="T3">création</text:span> map</text:p>
      <text:p text:style-name="P1">-<text:span text:style-name="T3">créer</text:span> objet perso (deplacement, attaque, calcul degat, stats…)</text:p>
      <text:p text:style-name="P1">-gestion fin de partie, phase du tour, début de partie</text:p>
      <text:p text:style-name="P1">-<text:span text:style-name="T4">menu principal</text:span></text:p>
      <text:p text:style-name="P1">2) Interface graphique pour l’étape 1</text:p>
      <text:p text:style-name="P1">3) IA</text:p>
      <text:p text:style-name="P4">4) <text:span text:style-name="T3">Ajout des classes (deplacement, attaque, calcul degat, stats…)</text:span></text:p>
      <text:p text:style-name="P6">5) Ajout compétences (actives, passive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00:57.072054681</meta:creation-date>
    <dc:date>2016-11-07T17:43:55.863034653</dc:date>
    <meta:editing-duration>PT1M58S</meta:editing-duration>
    <meta:editing-cycles>1</meta:editing-cycles>
    <meta:document-statistic meta:table-count="0" meta:image-count="0" meta:object-count="0" meta:page-count="1" meta:paragraph-count="24" meta:word-count="211" meta:character-count="1270" meta:non-whitespace-character-count="1075"/>
    <meta:generator>LibreOffice/5.1.4.2$Linux_X86_64 LibreOffice_project/10m0$Build-2</meta:generator>
  </office:meta>
</office:document-meta>
</file>